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e6f" officeooo:paragraph-rsid="001f1e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alpacaworld.tilda.w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1:33:20.703956112</meta:creation-date>
    <dc:date>2025-06-06T11:33:40.164654885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28" meta:non-whitespace-character-count="28"/>
    <meta:generator>LibreOffice/24.2.7.2$Linux_X86_64 LibreOffice_project/420$Build-2</meta:generator>
  </office:meta>
</office:document-meta>
</file>